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65in"/>
    </style:style>
    <style:style style:name="co3" style:family="table-column">
      <style:table-column-properties fo:break-before="auto" style:column-width="0.97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1"/>
    <style:style style:name="ce4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985in" svg:y="0.7291in">
            <draw:object draw:notify-on-update-of-ranges="Sheet1.G6:Sheet1.G6 Sheet1.G7:Sheet1.G2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ce3"/>
        <table:table-column table:style-name="co1" table:default-cell-style-name="ce4"/>
        <table:table-row table:style-name="ro1">
          <table:table-cell office:value-type="string" calcext:value-type="string">
            <text:p>Capital</text:p>
          </table:table-cell>
          <table:table-cell table:style-name="ce2" office:value-type="float" office:value="1000000" calcext:value-type="float">
            <text:p>1.00E+006</text:p>
          </table:table-cell>
          <table:table-cell table:number-columns-repeated="2"/>
          <table:table-cell table:style-name="Default" office:value-type="string" calcext:value-type="string">
            <text:p>Gain</text:p>
          </table:table-cell>
          <table:table-cell office:value-type="float" office:value="40000" calcext:value-type="float">
            <text:p>40000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EMI</text:p>
          </table:table-cell>
          <table:table-cell table:style-name="ce2" office:value-type="float" office:value="10000" calcext:value-type="float">
            <text:p>1.00E+004</text:p>
          </table:table-cell>
          <table:table-cell table:number-columns-repeated="2"/>
          <table:table-cell table:style-name="Default" office:value-type="string" calcext:value-type="string">
            <text:p>Term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</table:table-row>
        <table:table-row table:style-name="ro2">
          <table:table-cell office:value-type="string" calcext:value-type="string">
            <text:p>Ter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years</text:p>
          </table:table-cell>
          <table:table-cell/>
          <table:table-cell table:style-name="Default" office:value-type="string" calcext:value-type="string">
            <text:p>CAGR</text:p>
          </table:table-cell>
          <table:table-cell table:formula="of:=((([.F1]/100) ^ (1/[.F2])) -1) * 100" office:value-type="float" office:value="82.056420302608" calcext:value-type="float">
            <text:p>82.0564203026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AGR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%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iv ye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%</text:p>
          </table:table-cell>
          <table:table-cell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Investment</text:p>
          </table:table-cell>
          <table:table-cell table:style-name="ce1" office:value-type="string" calcext:value-type="string">
            <text:p>Gain</text:p>
          </table:table-cell>
          <table:table-cell table:style-name="ce1" office:value-type="string" calcext:value-type="string">
            <text:p>Dividend</text:p>
          </table:table-cell>
          <table:table-cell table:style-name="ce1" office:value-type="string" calcext:value-type="string">
            <text:p>EMI Paid </text:p>
          </table:table-cell>
          <table:table-cell table:style-name="ce1" office:value-type="string" calcext:value-type="string">
            <text:p>Total EMI</text:p>
          </table:table-cell>
          <table:table-cell table:style-name="ce1" office:value-type="string" calcext:value-type="string">
            <text:p>Net cashflow</text:p>
          </table:table-cell>
          <table:table-cell table:style-name="ce1" office:value-type="string" calcext:value-type="string">
            <text:p>Gain 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B1]" office:value-type="float" office:value="1000000" calcext:value-type="float">
            <text:p>1.00E+006</text:p>
          </table:table-cell>
          <table:table-cell office:value-type="float" office:value="0" calcext:value-type="float">
            <text:p>0</text:p>
          </table:table-cell>
          <table:table-cell table:formula="of:=[.B7] *[.$B$5] / 100" office:value-type="float" office:value="10000" calcext:value-type="float">
            <text:p>10000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style-name="ce2" table:formula="of:=[.E7]" office:value-type="float" office:value="120000" calcext:value-type="float">
            <text:p>1.20E+005</text:p>
          </table:table-cell>
          <table:table-cell table:formula="of:=[.D7]-[.E7]" office:value-type="float" office:value="-110000" calcext:value-type="float">
            <text:p>-110000</text:p>
          </table:table-cell>
          <table:table-cell table:formula="of:=ROUND([.B7]/[.$B$7];2)" office:value-type="float" office:value="1" calcext:value-type="float">
            <text:p>1.00</text:p>
          </table:table-cell>
        </table:table-row>
        <table:table-row table:style-name="ro1">
          <table:table-cell table:formula="of:=[.A7]+1" office:value-type="float" office:value="1" calcext:value-type="float">
            <text:p>1</text:p>
          </table:table-cell>
          <table:table-cell table:formula="of:=ROUND([.B7]*(100 +[.$B$4])/100)" office:value-type="float" office:value="1820000" calcext:value-type="float">
            <text:p>1820000</text:p>
          </table:table-cell>
          <table:table-cell table:formula="of:=[.B8]-[.B7]" office:value-type="float" office:value="820000" calcext:value-type="float">
            <text:p>820000</text:p>
          </table:table-cell>
          <table:table-cell table:formula="of:=[.B8] *[.$B$5] / 100" office:value-type="float" office:value="18200" calcext:value-type="float">
            <text:p>18200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7]+[.E8]" office:value-type="float" office:value="240000" calcext:value-type="float">
            <text:p>240000</text:p>
          </table:table-cell>
          <table:table-cell table:formula="of:=[.D8]-[.E8]" office:value-type="float" office:value="-101800" calcext:value-type="float">
            <text:p>-101800</text:p>
          </table:table-cell>
          <table:table-cell table:formula="of:=ROUND([.B8]/[.$B$7];2)" office:value-type="float" office:value="1.82" calcext:value-type="float">
            <text:p>1.82</text:p>
          </table:table-cell>
        </table:table-row>
        <table:table-row table:style-name="ro1">
          <table:table-cell table:formula="of:=[.A8]+1" office:value-type="float" office:value="2" calcext:value-type="float">
            <text:p>2</text:p>
          </table:table-cell>
          <table:table-cell table:formula="of:=ROUND([.B8]*(100 +[.$B$4])/100)" office:value-type="float" office:value="3312400" calcext:value-type="float">
            <text:p>3312400</text:p>
          </table:table-cell>
          <table:table-cell table:formula="of:=[.B9]-[.B8]" office:value-type="float" office:value="1492400" calcext:value-type="float">
            <text:p>1492400</text:p>
          </table:table-cell>
          <table:table-cell table:formula="of:=[.B9] *[.$B$5] / 100" office:value-type="float" office:value="33124" calcext:value-type="float">
            <text:p>33124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8]+[.E9]" office:value-type="float" office:value="360000" calcext:value-type="float">
            <text:p>360000</text:p>
          </table:table-cell>
          <table:table-cell table:formula="of:=[.D9]-[.E9]" office:value-type="float" office:value="-86876" calcext:value-type="float">
            <text:p>-86876</text:p>
          </table:table-cell>
          <table:table-cell table:formula="of:=ROUND([.B9]/[.$B$7];2)" office:value-type="float" office:value="3.31" calcext:value-type="float">
            <text:p>3.31</text:p>
          </table:table-cell>
        </table:table-row>
        <table:table-row table:style-name="ro1">
          <table:table-cell table:formula="of:=[.A9]+1" office:value-type="float" office:value="3" calcext:value-type="float">
            <text:p>3</text:p>
          </table:table-cell>
          <table:table-cell table:formula="of:=ROUND([.B9]*(100 +[.$B$4])/100)" office:value-type="float" office:value="6028568" calcext:value-type="float">
            <text:p>6028568</text:p>
          </table:table-cell>
          <table:table-cell table:formula="of:=[.B10]-[.B9]" office:value-type="float" office:value="2716168" calcext:value-type="float">
            <text:p>2716168</text:p>
          </table:table-cell>
          <table:table-cell table:formula="of:=[.B10] *[.$B$5] / 100" office:value-type="float" office:value="60285.68" calcext:value-type="float">
            <text:p>60285.68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9]+[.E10]" office:value-type="float" office:value="480000" calcext:value-type="float">
            <text:p>480000</text:p>
          </table:table-cell>
          <table:table-cell table:formula="of:=[.D10]-[.E10]" office:value-type="float" office:value="-59714.32" calcext:value-type="float">
            <text:p>-59714</text:p>
          </table:table-cell>
          <table:table-cell table:formula="of:=ROUND([.B10]/[.$B$7];2)" office:value-type="float" office:value="6.03" calcext:value-type="float">
            <text:p>6.03</text:p>
          </table:table-cell>
        </table:table-row>
        <table:table-row table:style-name="ro1">
          <table:table-cell table:formula="of:=[.A10]+1" office:value-type="float" office:value="4" calcext:value-type="float">
            <text:p>4</text:p>
          </table:table-cell>
          <table:table-cell table:formula="of:=ROUND([.B10]*(100 +[.$B$4])/100)" office:value-type="float" office:value="10971994" calcext:value-type="float">
            <text:p>10971994</text:p>
          </table:table-cell>
          <table:table-cell table:formula="of:=[.B11]-[.B10]" office:value-type="float" office:value="4943426" calcext:value-type="float">
            <text:p>4943426</text:p>
          </table:table-cell>
          <table:table-cell table:formula="of:=[.B11] *[.$B$5] / 100" office:value-type="float" office:value="109719.94" calcext:value-type="float">
            <text:p>109719.94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0]+[.E11]" office:value-type="float" office:value="600000" calcext:value-type="float">
            <text:p>600000</text:p>
          </table:table-cell>
          <table:table-cell table:formula="of:=[.D11]-[.E11]" office:value-type="float" office:value="-10280.06" calcext:value-type="float">
            <text:p>-10280</text:p>
          </table:table-cell>
          <table:table-cell table:formula="of:=ROUND([.B11]/[.$B$7];2)" office:value-type="float" office:value="10.97" calcext:value-type="float">
            <text:p>10.97</text:p>
          </table:table-cell>
        </table:table-row>
        <table:table-row table:style-name="ro1">
          <table:table-cell table:formula="of:=[.A11]+1" office:value-type="float" office:value="5" calcext:value-type="float">
            <text:p>5</text:p>
          </table:table-cell>
          <table:table-cell table:formula="of:=ROUND([.B11]*(100 +[.$B$4])/100)" office:value-type="float" office:value="19969029" calcext:value-type="float">
            <text:p>19969029</text:p>
          </table:table-cell>
          <table:table-cell table:formula="of:=[.B12]-[.B11]" office:value-type="float" office:value="8997035" calcext:value-type="float">
            <text:p>8997035</text:p>
          </table:table-cell>
          <table:table-cell table:formula="of:=[.B12] *[.$B$5] / 100" office:value-type="float" office:value="199690.29" calcext:value-type="float">
            <text:p>199690.29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1]+[.E12]" office:value-type="float" office:value="720000" calcext:value-type="float">
            <text:p>720000</text:p>
          </table:table-cell>
          <table:table-cell table:formula="of:=[.D12]-[.E12]" office:value-type="float" office:value="79690.29" calcext:value-type="float">
            <text:p>79690</text:p>
          </table:table-cell>
          <table:table-cell table:formula="of:=ROUND([.B12]/[.$B$7];2)" office:value-type="float" office:value="19.97" calcext:value-type="float">
            <text:p>19.97</text:p>
          </table:table-cell>
        </table:table-row>
        <table:table-row table:style-name="ro1">
          <table:table-cell table:formula="of:=[.A12]+1" office:value-type="float" office:value="6" calcext:value-type="float">
            <text:p>6</text:p>
          </table:table-cell>
          <table:table-cell table:formula="of:=ROUND([.B12]*(100 +[.$B$4])/100)" office:value-type="float" office:value="36343633" calcext:value-type="float">
            <text:p>36343633</text:p>
          </table:table-cell>
          <table:table-cell table:formula="of:=[.B13]-[.B12]" office:value-type="float" office:value="16374604" calcext:value-type="float">
            <text:p>16374604</text:p>
          </table:table-cell>
          <table:table-cell table:formula="of:=[.B13] *[.$B$5] / 100" office:value-type="float" office:value="363436.33" calcext:value-type="float">
            <text:p>363436.33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2]+[.E13]" office:value-type="float" office:value="840000" calcext:value-type="float">
            <text:p>840000</text:p>
          </table:table-cell>
          <table:table-cell table:formula="of:=[.D13]-[.E13]" office:value-type="float" office:value="243436.33" calcext:value-type="float">
            <text:p>243436</text:p>
          </table:table-cell>
          <table:table-cell table:formula="of:=ROUND([.B13]/[.$B$7];2)" office:value-type="float" office:value="36.34" calcext:value-type="float">
            <text:p>36.34</text:p>
          </table:table-cell>
        </table:table-row>
        <table:table-row table:style-name="ro1">
          <table:table-cell table:formula="of:=[.A13]+1" office:value-type="float" office:value="7" calcext:value-type="float">
            <text:p>7</text:p>
          </table:table-cell>
          <table:table-cell table:formula="of:=ROUND([.B13]*(100 +[.$B$4])/100)" office:value-type="float" office:value="66145412" calcext:value-type="float">
            <text:p>66145412</text:p>
          </table:table-cell>
          <table:table-cell table:formula="of:=[.B14]-[.B13]" office:value-type="float" office:value="29801779" calcext:value-type="float">
            <text:p>29801779</text:p>
          </table:table-cell>
          <table:table-cell table:formula="of:=[.B14] *[.$B$5] / 100" office:value-type="float" office:value="661454.12" calcext:value-type="float">
            <text:p>661454.12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3]+[.E14]" office:value-type="float" office:value="960000" calcext:value-type="float">
            <text:p>960000</text:p>
          </table:table-cell>
          <table:table-cell table:formula="of:=[.D14]-[.E14]" office:value-type="float" office:value="541454.12" calcext:value-type="float">
            <text:p>541454</text:p>
          </table:table-cell>
          <table:table-cell table:formula="of:=ROUND([.B14]/[.$B$7];2)" office:value-type="float" office:value="66.15" calcext:value-type="float">
            <text:p>66.15</text:p>
          </table:table-cell>
        </table:table-row>
        <table:table-row table:style-name="ro1">
          <table:table-cell table:formula="of:=[.A14]+1" office:value-type="float" office:value="8" calcext:value-type="float">
            <text:p>8</text:p>
          </table:table-cell>
          <table:table-cell table:formula="of:=ROUND([.B14]*(100 +[.$B$4])/100)" office:value-type="float" office:value="120384650" calcext:value-type="float">
            <text:p>120384650</text:p>
          </table:table-cell>
          <table:table-cell table:formula="of:=[.B15]-[.B14]" office:value-type="float" office:value="54239238" calcext:value-type="float">
            <text:p>54239238</text:p>
          </table:table-cell>
          <table:table-cell table:formula="of:=[.B15] *[.$B$5] / 100" office:value-type="float" office:value="1203846.5" calcext:value-type="float">
            <text:p>1203846.5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4]+[.E15]" office:value-type="float" office:value="1080000" calcext:value-type="float">
            <text:p>1080000</text:p>
          </table:table-cell>
          <table:table-cell table:formula="of:=[.D15]-[.E15]" office:value-type="float" office:value="1083846.5" calcext:value-type="float">
            <text:p>1083847</text:p>
          </table:table-cell>
          <table:table-cell table:formula="of:=ROUND([.B15]/[.$B$7];2)" office:value-type="float" office:value="120.38" calcext:value-type="float">
            <text:p>120.38</text:p>
          </table:table-cell>
        </table:table-row>
        <table:table-row table:style-name="ro1">
          <table:table-cell table:formula="of:=[.A15]+1" office:value-type="float" office:value="9" calcext:value-type="float">
            <text:p>9</text:p>
          </table:table-cell>
          <table:table-cell table:formula="of:=ROUND([.B15]*(100 +[.$B$4])/100)" office:value-type="float" office:value="219100063" calcext:value-type="float">
            <text:p>219100063</text:p>
          </table:table-cell>
          <table:table-cell table:formula="of:=[.B16]-[.B15]" office:value-type="float" office:value="98715413" calcext:value-type="float">
            <text:p>98715413</text:p>
          </table:table-cell>
          <table:table-cell table:formula="of:=[.B16] *[.$B$5] / 100" office:value-type="float" office:value="2191000.63" calcext:value-type="float">
            <text:p>2191000.63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5]+[.E16]" office:value-type="float" office:value="1200000" calcext:value-type="float">
            <text:p>1200000</text:p>
          </table:table-cell>
          <table:table-cell table:formula="of:=[.D16]-[.E16]" office:value-type="float" office:value="2071000.63" calcext:value-type="float">
            <text:p>2071001</text:p>
          </table:table-cell>
          <table:table-cell table:formula="of:=ROUND([.B16]/[.$B$7];2)" office:value-type="float" office:value="219.1" calcext:value-type="float">
            <text:p>219.10</text:p>
          </table:table-cell>
        </table:table-row>
        <table:table-row table:style-name="ro1">
          <table:table-cell table:formula="of:=[.A16]+1" office:value-type="float" office:value="10" calcext:value-type="float">
            <text:p>10</text:p>
          </table:table-cell>
          <table:table-cell table:formula="of:=ROUND([.B16]*(100 +[.$B$4])/100)" office:value-type="float" office:value="398762115" calcext:value-type="float">
            <text:p>398762115</text:p>
          </table:table-cell>
          <table:table-cell table:formula="of:=[.B17]-[.B16]" office:value-type="float" office:value="179662052" calcext:value-type="float">
            <text:p>179662052</text:p>
          </table:table-cell>
          <table:table-cell table:formula="of:=[.B17] *[.$B$5] / 100" office:value-type="float" office:value="3987621.15" calcext:value-type="float">
            <text:p>3987621.15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6]+[.E17]" office:value-type="float" office:value="1320000" calcext:value-type="float">
            <text:p>1320000</text:p>
          </table:table-cell>
          <table:table-cell table:formula="of:=[.D17]-[.E17]" office:value-type="float" office:value="3867621.15" calcext:value-type="float">
            <text:p>3867621</text:p>
          </table:table-cell>
          <table:table-cell table:formula="of:=ROUND([.B17]/[.$B$7];2)" office:value-type="float" office:value="398.76" calcext:value-type="float">
            <text:p>398.76</text:p>
          </table:table-cell>
        </table:table-row>
        <table:table-row table:style-name="ro1">
          <table:table-cell table:formula="of:=[.A17]+1" office:value-type="float" office:value="11" calcext:value-type="float">
            <text:p>11</text:p>
          </table:table-cell>
          <table:table-cell table:formula="of:=ROUND([.B17]*(100 +[.$B$4])/100)" office:value-type="float" office:value="725747049" calcext:value-type="float">
            <text:p>725747049</text:p>
          </table:table-cell>
          <table:table-cell table:formula="of:=[.B18]-[.B17]" office:value-type="float" office:value="326984934" calcext:value-type="float">
            <text:p>326984934</text:p>
          </table:table-cell>
          <table:table-cell table:formula="of:=[.B18] *[.$B$5] / 100" office:value-type="float" office:value="7257470.49" calcext:value-type="float">
            <text:p>7257470.49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7]+[.E18]" office:value-type="float" office:value="1440000" calcext:value-type="float">
            <text:p>1440000</text:p>
          </table:table-cell>
          <table:table-cell table:formula="of:=[.D18]-[.E18]" office:value-type="float" office:value="7137470.49" calcext:value-type="float">
            <text:p>7137470</text:p>
          </table:table-cell>
          <table:table-cell table:formula="of:=ROUND([.B18]/[.$B$7];2)" office:value-type="float" office:value="725.75" calcext:value-type="float">
            <text:p>725.75</text:p>
          </table:table-cell>
        </table:table-row>
        <table:table-row table:style-name="ro1">
          <table:table-cell table:formula="of:=[.A18]+1" office:value-type="float" office:value="12" calcext:value-type="float">
            <text:p>12</text:p>
          </table:table-cell>
          <table:table-cell table:formula="of:=ROUND([.B18]*(100 +[.$B$4])/100)" office:value-type="float" office:value="1320859629" calcext:value-type="float">
            <text:p>1320859629</text:p>
          </table:table-cell>
          <table:table-cell table:formula="of:=[.B19]-[.B18]" office:value-type="float" office:value="595112580" calcext:value-type="float">
            <text:p>595112580</text:p>
          </table:table-cell>
          <table:table-cell table:formula="of:=[.B19] *[.$B$5] / 100" office:value-type="float" office:value="13208596.29" calcext:value-type="float">
            <text:p>13208596.29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8]+[.E19]" office:value-type="float" office:value="1560000" calcext:value-type="float">
            <text:p>1560000</text:p>
          </table:table-cell>
          <table:table-cell table:formula="of:=[.D19]-[.E19]" office:value-type="float" office:value="13088596.29" calcext:value-type="float">
            <text:p>13088596</text:p>
          </table:table-cell>
          <table:table-cell table:formula="of:=ROUND([.B19]/[.$B$7];2)" office:value-type="float" office:value="1320.86" calcext:value-type="float">
            <text:p>1320.86</text:p>
          </table:table-cell>
        </table:table-row>
        <table:table-row table:style-name="ro1">
          <table:table-cell table:formula="of:=[.A19]+1" office:value-type="float" office:value="13" calcext:value-type="float">
            <text:p>13</text:p>
          </table:table-cell>
          <table:table-cell table:formula="of:=ROUND([.B19]*(100 +[.$B$4])/100)" office:value-type="float" office:value="2403964525" calcext:value-type="float">
            <text:p>2403964525</text:p>
          </table:table-cell>
          <table:table-cell table:formula="of:=[.B20]-[.B19]" office:value-type="float" office:value="1083104896" calcext:value-type="float">
            <text:p>1083104896</text:p>
          </table:table-cell>
          <table:table-cell table:formula="of:=[.B20] *[.$B$5] / 100" office:value-type="float" office:value="24039645.25" calcext:value-type="float">
            <text:p>24039645.25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19]+[.E20]" office:value-type="float" office:value="1680000" calcext:value-type="float">
            <text:p>1680000</text:p>
          </table:table-cell>
          <table:table-cell table:formula="of:=[.D20]-[.E20]" office:value-type="float" office:value="23919645.25" calcext:value-type="float">
            <text:p>23919645</text:p>
          </table:table-cell>
          <table:table-cell table:formula="of:=ROUND([.B20]/[.$B$7];2)" office:value-type="float" office:value="2403.96" calcext:value-type="float">
            <text:p>2403.96</text:p>
          </table:table-cell>
        </table:table-row>
        <table:table-row table:style-name="ro1">
          <table:table-cell table:formula="of:=[.A20]+1" office:value-type="float" office:value="14" calcext:value-type="float">
            <text:p>14</text:p>
          </table:table-cell>
          <table:table-cell table:formula="of:=ROUND([.B20]*(100 +[.$B$4])/100)" office:value-type="float" office:value="4375215436" calcext:value-type="float">
            <text:p>4375215436</text:p>
          </table:table-cell>
          <table:table-cell table:formula="of:=[.B21]-[.B20]" office:value-type="float" office:value="1971250911" calcext:value-type="float">
            <text:p>1971250911</text:p>
          </table:table-cell>
          <table:table-cell table:formula="of:=[.B21] *[.$B$5] / 100" office:value-type="float" office:value="43752154.36" calcext:value-type="float">
            <text:p>43752154.36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0]+[.E21]" office:value-type="float" office:value="1800000" calcext:value-type="float">
            <text:p>1800000</text:p>
          </table:table-cell>
          <table:table-cell table:formula="of:=[.D21]-[.E21]" office:value-type="float" office:value="43632154.36" calcext:value-type="float">
            <text:p>43632154</text:p>
          </table:table-cell>
          <table:table-cell table:formula="of:=ROUND([.B21]/[.$B$7];2)" office:value-type="float" office:value="4375.22" calcext:value-type="float">
            <text:p>4375.22</text:p>
          </table:table-cell>
        </table:table-row>
        <table:table-row table:style-name="ro1">
          <table:table-cell table:formula="of:=[.A21]+1" office:value-type="float" office:value="15" calcext:value-type="float">
            <text:p>15</text:p>
          </table:table-cell>
          <table:table-cell table:formula="of:=ROUND([.B21]*(100 +[.$B$4])/100)" office:value-type="float" office:value="7962892094" calcext:value-type="float">
            <text:p>7962892094</text:p>
          </table:table-cell>
          <table:table-cell table:formula="of:=[.B22]-[.B21]" office:value-type="float" office:value="3587676658" calcext:value-type="float">
            <text:p>3587676658</text:p>
          </table:table-cell>
          <table:table-cell table:formula="of:=[.B22] *[.$B$5] / 100" office:value-type="float" office:value="79628920.94" calcext:value-type="float">
            <text:p>79628920.94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1]+[.E22]" office:value-type="float" office:value="1920000" calcext:value-type="float">
            <text:p>1920000</text:p>
          </table:table-cell>
          <table:table-cell table:formula="of:=[.D22]-[.E22]" office:value-type="float" office:value="79508920.94" calcext:value-type="float">
            <text:p>79508921</text:p>
          </table:table-cell>
          <table:table-cell table:formula="of:=ROUND([.B22]/[.$B$7];2)" office:value-type="float" office:value="7962.89" calcext:value-type="float">
            <text:p>7962.89</text:p>
          </table:table-cell>
        </table:table-row>
        <table:table-row table:style-name="ro1">
          <table:table-cell table:formula="of:=[.A22]+1" office:value-type="float" office:value="16" calcext:value-type="float">
            <text:p>16</text:p>
          </table:table-cell>
          <table:table-cell table:formula="of:=ROUND([.B22]*(100 +[.$B$4])/100)" office:value-type="float" office:value="14492463611" calcext:value-type="float">
            <text:p>14492463611</text:p>
          </table:table-cell>
          <table:table-cell table:formula="of:=[.B23]-[.B22]" office:value-type="float" office:value="6529571517" calcext:value-type="float">
            <text:p>6529571517</text:p>
          </table:table-cell>
          <table:table-cell table:formula="of:=[.B23] *[.$B$5] / 100" office:value-type="float" office:value="144924636.11" calcext:value-type="float">
            <text:p>144924636.11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2]+[.E23]" office:value-type="float" office:value="2040000" calcext:value-type="float">
            <text:p>2040000</text:p>
          </table:table-cell>
          <table:table-cell table:formula="of:=[.D23]-[.E23]" office:value-type="float" office:value="144804636.11" calcext:value-type="float">
            <text:p>144804636</text:p>
          </table:table-cell>
          <table:table-cell table:formula="of:=ROUND([.B23]/[.$B$7];2)" office:value-type="float" office:value="14492.46" calcext:value-type="float">
            <text:p>14492.46</text:p>
          </table:table-cell>
        </table:table-row>
        <table:table-row table:style-name="ro1">
          <table:table-cell table:formula="of:=[.A23]+1" office:value-type="float" office:value="17" calcext:value-type="float">
            <text:p>17</text:p>
          </table:table-cell>
          <table:table-cell table:formula="of:=ROUND([.B23]*(100 +[.$B$4])/100)" office:value-type="float" office:value="26376283772" calcext:value-type="float">
            <text:p>26376283772</text:p>
          </table:table-cell>
          <table:table-cell table:formula="of:=[.B24]-[.B23]" office:value-type="float" office:value="11883820161" calcext:value-type="float">
            <text:p>11883820161</text:p>
          </table:table-cell>
          <table:table-cell table:formula="of:=[.B24] *[.$B$5] / 100" office:value-type="float" office:value="263762837.72" calcext:value-type="float">
            <text:p>263762837.72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3]+[.E24]" office:value-type="float" office:value="2160000" calcext:value-type="float">
            <text:p>2160000</text:p>
          </table:table-cell>
          <table:table-cell table:formula="of:=[.D24]-[.E24]" office:value-type="float" office:value="263642837.72" calcext:value-type="float">
            <text:p>263642838</text:p>
          </table:table-cell>
          <table:table-cell table:formula="of:=ROUND([.B24]/[.$B$7];2)" office:value-type="float" office:value="26376.28" calcext:value-type="float">
            <text:p>26376.28</text:p>
          </table:table-cell>
        </table:table-row>
        <table:table-row table:style-name="ro1">
          <table:table-cell table:formula="of:=[.A24]+1" office:value-type="float" office:value="18" calcext:value-type="float">
            <text:p>18</text:p>
          </table:table-cell>
          <table:table-cell table:formula="of:=ROUND([.B24]*(100 +[.$B$4])/100)" office:value-type="float" office:value="48004836465" calcext:value-type="float">
            <text:p>48004836465</text:p>
          </table:table-cell>
          <table:table-cell table:formula="of:=[.B25]-[.B24]" office:value-type="float" office:value="21628552693" calcext:value-type="float">
            <text:p>21628552693</text:p>
          </table:table-cell>
          <table:table-cell table:formula="of:=[.B25] *[.$B$5] / 100" office:value-type="float" office:value="480048364.65" calcext:value-type="float">
            <text:p>480048364.65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4]+[.E25]" office:value-type="float" office:value="2280000" calcext:value-type="float">
            <text:p>2280000</text:p>
          </table:table-cell>
          <table:table-cell table:formula="of:=[.D25]-[.E25]" office:value-type="float" office:value="479928364.65" calcext:value-type="float">
            <text:p>479928365</text:p>
          </table:table-cell>
          <table:table-cell table:formula="of:=ROUND([.B25]/[.$B$7];2)" office:value-type="float" office:value="48004.84" calcext:value-type="float">
            <text:p>48004.84</text:p>
          </table:table-cell>
        </table:table-row>
        <table:table-row table:style-name="ro1">
          <table:table-cell table:formula="of:=[.A25]+1" office:value-type="float" office:value="19" calcext:value-type="float">
            <text:p>19</text:p>
          </table:table-cell>
          <table:table-cell table:formula="of:=ROUND([.B25]*(100 +[.$B$4])/100)" office:value-type="float" office:value="87368802366" calcext:value-type="float">
            <text:p>87368802366</text:p>
          </table:table-cell>
          <table:table-cell table:formula="of:=[.B26]-[.B25]" office:value-type="float" office:value="39363965901" calcext:value-type="float">
            <text:p>39363965901</text:p>
          </table:table-cell>
          <table:table-cell table:formula="of:=[.B26] *[.$B$5] / 100" office:value-type="float" office:value="873688023.66" calcext:value-type="float">
            <text:p>873688023.66</text:p>
          </table:table-cell>
          <table:table-cell table:formula="of:=[.$B$2] * 12" office:value-type="float" office:value="120000" calcext:value-type="float">
            <text:p>1.20E+005</text:p>
          </table:table-cell>
          <table:table-cell table:formula="of:=[.F25]+[.E26]" office:value-type="float" office:value="2400000" calcext:value-type="float">
            <text:p>2400000</text:p>
          </table:table-cell>
          <table:table-cell table:formula="of:=[.D26]-[.E26]" office:value-type="float" office:value="873568023.66" calcext:value-type="float">
            <text:p>873568024</text:p>
          </table:table-cell>
          <table:table-cell table:formula="of:=ROUND([.B26]/[.$B$7];2)" office:value-type="float" office:value="87368.8" calcext:value-type="float">
            <text:p>87368.80</text:p>
          </table:table-cell>
        </table:table-row>
        <table:table-row table:style-name="ro1">
          <table:table-cell table:formula="of:=[.A26]+1" office:value-type="float" office:value="20" calcext:value-type="float">
            <text:p>20</text:p>
          </table:table-cell>
          <table:table-cell table:formula="of:=ROUND([.B26]*(100 +[.$B$4])/100)" office:value-type="float" office:value="159011220306" calcext:value-type="float">
            <text:p>159011220306</text:p>
          </table:table-cell>
          <table:table-cell table:formula="of:=[.B27]-[.B26]" office:value-type="float" office:value="71642417940" calcext:value-type="float">
            <text:p>71642417940</text:p>
          </table:table-cell>
          <table:table-cell table:formula="of:=[.B27] *[.$B$5] / 100" office:value-type="float" office:value="1590112203.06" calcext:value-type="float">
            <text:p>1590112203.06</text:p>
          </table:table-cell>
          <table:table-cell office:value-type="float" office:value="0" calcext:value-type="float">
            <text:p>0.00E+000</text:p>
          </table:table-cell>
          <table:table-cell table:formula="of:=[.F26]+[.E27]" office:value-type="float" office:value="2400000" calcext:value-type="float">
            <text:p>2400000</text:p>
          </table:table-cell>
          <table:table-cell table:formula="of:=[.D27]-[.E27]" office:value-type="float" office:value="1590112203.06" calcext:value-type="float">
            <text:p>1590112203</text:p>
          </table:table-cell>
          <table:table-cell table:formula="of:=ROUND([.B27]/[.$B$7];2)" office:value-type="float" office:value="159011.22" calcext:value-type="float">
            <text:p>159011.22</text:p>
          </table:table-cell>
        </table:table-row>
        <table:table-row table:style-name="ro1">
          <table:table-cell table:formula="of:=[.A27]+1" office:value-type="float" office:value="21" calcext:value-type="float">
            <text:p>21</text:p>
          </table:table-cell>
          <table:table-cell table:formula="of:=ROUND([.B27]*(100 +[.$B$4])/100)" office:value-type="float" office:value="289400420957" calcext:value-type="float">
            <text:p>289400420957</text:p>
          </table:table-cell>
          <table:table-cell table:formula="of:=[.B28]-[.B27]" office:value-type="float" office:value="130389200651" calcext:value-type="float">
            <text:p>130389200651</text:p>
          </table:table-cell>
          <table:table-cell table:formula="of:=[.B28] *[.$B$5] / 100" office:value-type="float" office:value="2894004209.57" calcext:value-type="float">
            <text:p>2894004209.57</text:p>
          </table:table-cell>
          <table:table-cell office:value-type="float" office:value="0" calcext:value-type="float">
            <text:p>0.00E+000</text:p>
          </table:table-cell>
          <table:table-cell table:formula="of:=[.F27]+[.E28]" office:value-type="float" office:value="2400000" calcext:value-type="float">
            <text:p>2400000</text:p>
          </table:table-cell>
          <table:table-cell table:formula="of:=[.D28]-[.E28]" office:value-type="float" office:value="2894004209.57" calcext:value-type="float">
            <text:p>2894004210</text:p>
          </table:table-cell>
          <table:table-cell table:formula="of:=ROUND([.B28]/[.$B$7];2)" office:value-type="float" office:value="289400.42" calcext:value-type="float">
            <text:p>289400.42</text:p>
          </table:table-cell>
        </table:table-row>
        <table:table-row table:style-name="ro1">
          <table:table-cell table:formula="of:=[.A28]+1" office:value-type="float" office:value="22" calcext:value-type="float">
            <text:p>22</text:p>
          </table:table-cell>
          <table:table-cell table:formula="of:=ROUND([.B28]*(100 +[.$B$4])/100)" office:value-type="float" office:value="526708766142" calcext:value-type="float">
            <text:p>526708766142</text:p>
          </table:table-cell>
          <table:table-cell table:formula="of:=[.B29]-[.B28]" office:value-type="float" office:value="237308345185" calcext:value-type="float">
            <text:p>237308345185</text:p>
          </table:table-cell>
          <table:table-cell table:formula="of:=[.B29] *[.$B$5] / 100" office:value-type="float" office:value="5267087661.42" calcext:value-type="float">
            <text:p>5267087661.42</text:p>
          </table:table-cell>
          <table:table-cell office:value-type="float" office:value="0" calcext:value-type="float">
            <text:p>0.00E+000</text:p>
          </table:table-cell>
          <table:table-cell table:formula="of:=[.F28]+[.E29]" office:value-type="float" office:value="2400000" calcext:value-type="float">
            <text:p>2400000</text:p>
          </table:table-cell>
          <table:table-cell table:formula="of:=[.D29]-[.E29]" office:value-type="float" office:value="5267087661.42" calcext:value-type="float">
            <text:p>5267087661</text:p>
          </table:table-cell>
          <table:table-cell table:formula="of:=ROUND([.B29]/[.$B$7];2)" office:value-type="float" office:value="526708.77" calcext:value-type="float">
            <text:p>526708.77</text:p>
          </table:table-cell>
        </table:table-row>
        <table:table-row table:style-name="ro1">
          <table:table-cell table:formula="of:=[.A29]+1" office:value-type="float" office:value="23" calcext:value-type="float">
            <text:p>23</text:p>
          </table:table-cell>
          <table:table-cell table:formula="of:=ROUND([.B29]*(100 +[.$B$4])/100)" office:value-type="float" office:value="958609954378" calcext:value-type="float">
            <text:p>958609954378</text:p>
          </table:table-cell>
          <table:table-cell table:formula="of:=[.B30]-[.B29]" office:value-type="float" office:value="431901188236" calcext:value-type="float">
            <text:p>431901188236</text:p>
          </table:table-cell>
          <table:table-cell table:formula="of:=[.B30] *[.$B$5] / 100" office:value-type="float" office:value="9586099543.78" calcext:value-type="float">
            <text:p>9586099543.78</text:p>
          </table:table-cell>
          <table:table-cell office:value-type="float" office:value="0" calcext:value-type="float">
            <text:p>0.00E+000</text:p>
          </table:table-cell>
          <table:table-cell table:formula="of:=[.F29]+[.E30]" office:value-type="float" office:value="2400000" calcext:value-type="float">
            <text:p>2400000</text:p>
          </table:table-cell>
          <table:table-cell table:formula="of:=[.D30]-[.E30]" office:value-type="float" office:value="9586099543.78" calcext:value-type="float">
            <text:p>9586099544</text:p>
          </table:table-cell>
          <table:table-cell table:formula="of:=ROUND([.B30]/[.$B$7];2)" office:value-type="float" office:value="958609.95" calcext:value-type="float">
            <text:p>958609.95</text:p>
          </table:table-cell>
        </table:table-row>
        <table:table-row table:style-name="ro1">
          <table:table-cell table:formula="of:=[.A30]+1" office:value-type="float" office:value="24" calcext:value-type="float">
            <text:p>24</text:p>
          </table:table-cell>
          <table:table-cell table:formula="of:=ROUND([.B30]*(100 +[.$B$4])/100)" office:value-type="float" office:value="1744670116968" calcext:value-type="float">
            <text:p>1744670116968</text:p>
          </table:table-cell>
          <table:table-cell table:formula="of:=[.B31]-[.B30]" office:value-type="float" office:value="786060162590" calcext:value-type="float">
            <text:p>786060162590</text:p>
          </table:table-cell>
          <table:table-cell table:formula="of:=[.B31] *[.$B$5] / 100" office:value-type="float" office:value="17446701169.68" calcext:value-type="float">
            <text:p>17446701169.68</text:p>
          </table:table-cell>
          <table:table-cell office:value-type="float" office:value="0" calcext:value-type="float">
            <text:p>0.00E+000</text:p>
          </table:table-cell>
          <table:table-cell table:formula="of:=[.F30]+[.E31]" office:value-type="float" office:value="2400000" calcext:value-type="float">
            <text:p>2400000</text:p>
          </table:table-cell>
          <table:table-cell table:formula="of:=[.D31]-[.E31]" office:value-type="float" office:value="17446701169.68" calcext:value-type="float">
            <text:p>17446701170</text:p>
          </table:table-cell>
          <table:table-cell table:formula="of:=ROUND([.B31]/[.$B$7];2)" office:value-type="float" office:value="1744670.12" calcext:value-type="float">
            <text:p>1744670.12</text:p>
          </table:table-cell>
        </table:table-row>
        <table:table-row table:style-name="ro1">
          <table:table-cell table:formula="of:=[.A31]+1" office:value-type="float" office:value="25" calcext:value-type="float">
            <text:p>25</text:p>
          </table:table-cell>
          <table:table-cell table:formula="of:=ROUND([.B31]*(100 +[.$B$4])/100)" office:value-type="float" office:value="3175299612882" calcext:value-type="float">
            <text:p>3175299612882</text:p>
          </table:table-cell>
          <table:table-cell table:formula="of:=[.B32]-[.B31]" office:value-type="float" office:value="1430629495914" calcext:value-type="float">
            <text:p>1430629495914</text:p>
          </table:table-cell>
          <table:table-cell table:formula="of:=[.B32] *[.$B$5] / 100" office:value-type="float" office:value="31752996128.82" calcext:value-type="float">
            <text:p>31752996128.82</text:p>
          </table:table-cell>
          <table:table-cell office:value-type="float" office:value="0" calcext:value-type="float">
            <text:p>0.00E+000</text:p>
          </table:table-cell>
          <table:table-cell table:formula="of:=[.F31]+[.E32]" office:value-type="float" office:value="2400000" calcext:value-type="float">
            <text:p>2400000</text:p>
          </table:table-cell>
          <table:table-cell table:formula="of:=[.D32]-[.E32]" office:value-type="float" office:value="31752996128.82" calcext:value-type="float">
            <text:p>31752996129</text:p>
          </table:table-cell>
          <table:table-cell table:formula="of:=ROUND([.B32]/[.$B$7];2)" office:value-type="float" office:value="3175299.61" calcext:value-type="float">
            <text:p>3175299.61</text:p>
          </table:table-cell>
        </table:table-row>
        <table:table-row table:style-name="ro1">
          <table:table-cell table:formula="of:=[.A32]+1" office:value-type="float" office:value="26" calcext:value-type="float">
            <text:p>26</text:p>
          </table:table-cell>
          <table:table-cell table:formula="of:=ROUND([.B32]*(100 +[.$B$4])/100)" office:value-type="float" office:value="5779045295445" calcext:value-type="float">
            <text:p>5779045295445</text:p>
          </table:table-cell>
          <table:table-cell table:formula="of:=[.B33]-[.B32]" office:value-type="float" office:value="2603745682563" calcext:value-type="float">
            <text:p>2603745682563</text:p>
          </table:table-cell>
          <table:table-cell table:formula="of:=[.B33] *[.$B$5] / 100" office:value-type="float" office:value="57790452954.45" calcext:value-type="float">
            <text:p>57790452954.45</text:p>
          </table:table-cell>
          <table:table-cell office:value-type="float" office:value="0" calcext:value-type="float">
            <text:p>0.00E+000</text:p>
          </table:table-cell>
          <table:table-cell table:formula="of:=[.F32]+[.E33]" office:value-type="float" office:value="2400000" calcext:value-type="float">
            <text:p>2400000</text:p>
          </table:table-cell>
          <table:table-cell table:formula="of:=[.D33]-[.E33]" office:value-type="float" office:value="57790452954.45" calcext:value-type="float">
            <text:p>57790452954</text:p>
          </table:table-cell>
          <table:table-cell table:formula="of:=ROUND([.B33]/[.$B$7];2)" office:value-type="float" office:value="5779045.3" calcext:value-type="float">
            <text:p>5779045.30</text:p>
          </table:table-cell>
        </table:table-row>
        <table:table-row table:style-name="ro1">
          <table:table-cell table:formula="of:=[.A33]+1" office:value-type="float" office:value="27" calcext:value-type="float">
            <text:p>27</text:p>
          </table:table-cell>
          <table:table-cell table:formula="of:=ROUND([.B33]*(100 +[.$B$4])/100)" office:value-type="float" office:value="10517862437710" calcext:value-type="float">
            <text:p>10517862437710</text:p>
          </table:table-cell>
          <table:table-cell table:formula="of:=[.B34]-[.B33]" office:value-type="float" office:value="4738817142265" calcext:value-type="float">
            <text:p>4738817142265</text:p>
          </table:table-cell>
          <table:table-cell table:formula="of:=[.B34] *[.$B$5] / 100" office:value-type="float" office:value="105178624377.1" calcext:value-type="float">
            <text:p>105178624377.1</text:p>
          </table:table-cell>
          <table:table-cell office:value-type="float" office:value="0" calcext:value-type="float">
            <text:p>0.00E+000</text:p>
          </table:table-cell>
          <table:table-cell table:formula="of:=[.F33]+[.E34]" office:value-type="float" office:value="2400000" calcext:value-type="float">
            <text:p>2400000</text:p>
          </table:table-cell>
          <table:table-cell table:formula="of:=[.D34]-[.E34]" office:value-type="float" office:value="105178624377.1" calcext:value-type="float">
            <text:p>105178624377</text:p>
          </table:table-cell>
          <table:table-cell table:formula="of:=ROUND([.B34]/[.$B$7];2)" office:value-type="float" office:value="10517862.44" calcext:value-type="float">
            <text:p>10517862.44</text:p>
          </table:table-cell>
        </table:table-row>
        <table:table-row table:style-name="ro1">
          <table:table-cell table:formula="of:=[.A34]+1" office:value-type="float" office:value="28" calcext:value-type="float">
            <text:p>28</text:p>
          </table:table-cell>
          <table:table-cell table:formula="of:=ROUND([.B34]*(100 +[.$B$4])/100)" office:value-type="float" office:value="19142509636632" calcext:value-type="float">
            <text:p>19142509636632</text:p>
          </table:table-cell>
          <table:table-cell table:formula="of:=[.B35]-[.B34]" office:value-type="float" office:value="8624647198922" calcext:value-type="float">
            <text:p>8624647198922</text:p>
          </table:table-cell>
          <table:table-cell table:formula="of:=[.B35] *[.$B$5] / 100" office:value-type="float" office:value="191425096366.32" calcext:value-type="float">
            <text:p>191425096366.32</text:p>
          </table:table-cell>
          <table:table-cell office:value-type="float" office:value="0" calcext:value-type="float">
            <text:p>0.00E+000</text:p>
          </table:table-cell>
          <table:table-cell table:formula="of:=[.F34]+[.E35]" office:value-type="float" office:value="2400000" calcext:value-type="float">
            <text:p>2400000</text:p>
          </table:table-cell>
          <table:table-cell table:formula="of:=[.D35]-[.E35]" office:value-type="float" office:value="191425096366.32" calcext:value-type="float">
            <text:p>191425096366</text:p>
          </table:table-cell>
          <table:table-cell table:formula="of:=ROUND([.B35]/[.$B$7];2)" office:value-type="float" office:value="19142509.64" calcext:value-type="float">
            <text:p>19142509.64</text:p>
          </table:table-cell>
        </table:table-row>
        <table:table-row table:style-name="ro1">
          <table:table-cell table:formula="of:=[.A35]+1" office:value-type="float" office:value="29" calcext:value-type="float">
            <text:p>29</text:p>
          </table:table-cell>
          <table:table-cell table:formula="of:=ROUND([.B35]*(100 +[.$B$4])/100)" office:value-type="float" office:value="34839367538670" calcext:value-type="float">
            <text:p>34839367538670</text:p>
          </table:table-cell>
          <table:table-cell table:formula="of:=[.B36]-[.B35]" office:value-type="float" office:value="15696857902038" calcext:value-type="float">
            <text:p>15696857902038</text:p>
          </table:table-cell>
          <table:table-cell table:formula="of:=[.B36] *[.$B$5] / 100" office:value-type="float" office:value="348393675386.7" calcext:value-type="float">
            <text:p>348393675386.7</text:p>
          </table:table-cell>
          <table:table-cell office:value-type="float" office:value="0" calcext:value-type="float">
            <text:p>0.00E+000</text:p>
          </table:table-cell>
          <table:table-cell table:formula="of:=[.F35]+[.E36]" office:value-type="float" office:value="2400000" calcext:value-type="float">
            <text:p>2400000</text:p>
          </table:table-cell>
          <table:table-cell table:formula="of:=[.D36]-[.E36]" office:value-type="float" office:value="348393675386.7" calcext:value-type="float">
            <text:p>348393675387</text:p>
          </table:table-cell>
          <table:table-cell table:formula="of:=ROUND([.B36]/[.$B$7];2)" office:value-type="float" office:value="34839367.54" calcext:value-type="float">
            <text:p>34839367.54</text:p>
          </table:table-cell>
        </table:table-row>
        <table:table-row table:style-name="ro1">
          <table:table-cell table:formula="of:=[.A36]+1" office:value-type="float" office:value="30" calcext:value-type="float">
            <text:p>30</text:p>
          </table:table-cell>
          <table:table-cell table:formula="of:=ROUND([.B36]*(100 +[.$B$4])/100)" office:value-type="float" office:value="63407648920379" calcext:value-type="float">
            <text:p>63407648920379</text:p>
          </table:table-cell>
          <table:table-cell table:formula="of:=[.B37]-[.B36]" office:value-type="float" office:value="28568281381709" calcext:value-type="float">
            <text:p>28568281381709</text:p>
          </table:table-cell>
          <table:table-cell table:formula="of:=[.B37] *[.$B$5] / 100" office:value-type="float" office:value="634076489203.79" calcext:value-type="float">
            <text:p>634076489203.79</text:p>
          </table:table-cell>
          <table:table-cell office:value-type="float" office:value="0" calcext:value-type="float">
            <text:p>0.00E+000</text:p>
          </table:table-cell>
          <table:table-cell table:formula="of:=[.F36]+[.E37]" office:value-type="float" office:value="2400000" calcext:value-type="float">
            <text:p>2400000</text:p>
          </table:table-cell>
          <table:table-cell table:formula="of:=[.D37]-[.E37]" office:value-type="float" office:value="634076489203.79" calcext:value-type="float">
            <text:p>634076489204</text:p>
          </table:table-cell>
          <table:table-cell table:formula="of:=ROUND([.B37]/[.$B$7];2)" office:value-type="float" office:value="63407648.92" calcext:value-type="float">
            <text:p>63407648.92</text:p>
          </table:table-cell>
        </table:table-row>
        <table:table-row table:style-name="ro1">
          <table:table-cell table:formula="of:=[.A37]+1" office:value-type="float" office:value="31" calcext:value-type="float">
            <text:p>31</text:p>
          </table:table-cell>
          <table:table-cell table:formula="of:=ROUND([.B37]*(100 +[.$B$4])/100)" office:value-type="float" office:value="115401921035090" calcext:value-type="float">
            <text:p>115401921035090</text:p>
          </table:table-cell>
          <table:table-cell table:formula="of:=[.B38]-[.B37]" office:value-type="float" office:value="51994272114711" calcext:value-type="float">
            <text:p>51994272114711</text:p>
          </table:table-cell>
          <table:table-cell table:formula="of:=[.B38] *[.$B$5] / 100" office:value-type="float" office:value="1154019210350.9" calcext:value-type="float">
            <text:p>1154019210350.9</text:p>
          </table:table-cell>
          <table:table-cell office:value-type="float" office:value="0" calcext:value-type="float">
            <text:p>0.00E+000</text:p>
          </table:table-cell>
          <table:table-cell table:formula="of:=[.F37]+[.E38]" office:value-type="float" office:value="2400000" calcext:value-type="float">
            <text:p>2400000</text:p>
          </table:table-cell>
          <table:table-cell table:formula="of:=[.D38]-[.E38]" office:value-type="float" office:value="1154019210350.9" calcext:value-type="float">
            <text:p>1154019210351</text:p>
          </table:table-cell>
          <table:table-cell table:formula="of:=ROUND([.B38]/[.$B$7];2)" office:value-type="float" office:value="115401921.04" calcext:value-type="float">
            <text:p>115401921.04</text:p>
          </table:table-cell>
        </table:table-row>
        <table:table-row table:style-name="ro1">
          <table:table-cell table:formula="of:=[.A38]+1" office:value-type="float" office:value="32" calcext:value-type="float">
            <text:p>32</text:p>
          </table:table-cell>
          <table:table-cell table:formula="of:=ROUND([.B38]*(100 +[.$B$4])/100)" office:value-type="float" office:value="210031496283864" calcext:value-type="float">
            <text:p>210031496283864</text:p>
          </table:table-cell>
          <table:table-cell table:formula="of:=[.B39]-[.B38]" office:value-type="float" office:value="94629575248774" calcext:value-type="float">
            <text:p>94629575248774</text:p>
          </table:table-cell>
          <table:table-cell table:formula="of:=[.B39] *[.$B$5] / 100" office:value-type="float" office:value="2100314962838.64" calcext:value-type="float">
            <text:p>2100314962838.64</text:p>
          </table:table-cell>
          <table:table-cell office:value-type="float" office:value="0" calcext:value-type="float">
            <text:p>0.00E+000</text:p>
          </table:table-cell>
          <table:table-cell table:formula="of:=[.F38]+[.E39]" office:value-type="float" office:value="2400000" calcext:value-type="float">
            <text:p>2400000</text:p>
          </table:table-cell>
          <table:table-cell table:formula="of:=[.D39]-[.E39]" office:value-type="float" office:value="2100314962838.64" calcext:value-type="float">
            <text:p>2100314962839</text:p>
          </table:table-cell>
          <table:table-cell table:formula="of:=ROUND([.B39]/[.$B$7];2)" office:value-type="float" office:value="210031496.28" calcext:value-type="float">
            <text:p>210031496.28</text:p>
          </table:table-cell>
        </table:table-row>
        <table:table-row table:style-name="ro1">
          <table:table-cell table:formula="of:=[.A39]+1" office:value-type="float" office:value="33" calcext:value-type="float">
            <text:p>33</text:p>
          </table:table-cell>
          <table:table-cell table:formula="of:=ROUND([.B39]*(100 +[.$B$4])/100)" office:value-type="float" office:value="382257323236633" calcext:value-type="float">
            <text:p>382257323236633</text:p>
          </table:table-cell>
          <table:table-cell table:formula="of:=[.B40]-[.B39]" office:value-type="float" office:value="172225826952769" calcext:value-type="float">
            <text:p>172225826952769</text:p>
          </table:table-cell>
          <table:table-cell table:formula="of:=[.B40] *[.$B$5] / 100" office:value-type="float" office:value="3822573232366.33" calcext:value-type="float">
            <text:p>3822573232366.33</text:p>
          </table:table-cell>
          <table:table-cell office:value-type="float" office:value="0" calcext:value-type="float">
            <text:p>0.00E+000</text:p>
          </table:table-cell>
          <table:table-cell table:formula="of:=[.F39]+[.E40]" office:value-type="float" office:value="2400000" calcext:value-type="float">
            <text:p>2400000</text:p>
          </table:table-cell>
          <table:table-cell table:formula="of:=[.D40]-[.E40]" office:value-type="float" office:value="3822573232366.33" calcext:value-type="float">
            <text:p>3822573232366</text:p>
          </table:table-cell>
          <table:table-cell table:formula="of:=ROUND([.B40]/[.$B$7];2)" office:value-type="float" office:value="382257323.24" calcext:value-type="float">
            <text:p>382257323.24</text:p>
          </table:table-cell>
        </table:table-row>
        <table:table-row table:style-name="ro1">
          <table:table-cell table:formula="of:=[.A40]+1" office:value-type="float" office:value="34" calcext:value-type="float">
            <text:p>34</text:p>
          </table:table-cell>
          <table:table-cell table:formula="of:=ROUND([.B40]*(100 +[.$B$4])/100)" office:value-type="float" office:value="695708328290672" calcext:value-type="float">
            <text:p>695708328290672</text:p>
          </table:table-cell>
          <table:table-cell table:formula="of:=[.B41]-[.B40]" office:value-type="float" office:value="313451005054039" calcext:value-type="float">
            <text:p>313451005054039</text:p>
          </table:table-cell>
          <table:table-cell table:formula="of:=[.B41] *[.$B$5] / 100" office:value-type="float" office:value="6957083282906.72" calcext:value-type="float">
            <text:p>6957083282906.72</text:p>
          </table:table-cell>
          <table:table-cell office:value-type="float" office:value="0" calcext:value-type="float">
            <text:p>0.00E+000</text:p>
          </table:table-cell>
          <table:table-cell table:formula="of:=[.F40]+[.E41]" office:value-type="float" office:value="2400000" calcext:value-type="float">
            <text:p>2400000</text:p>
          </table:table-cell>
          <table:table-cell table:formula="of:=[.D41]-[.E41]" office:value-type="float" office:value="6957083282906.72" calcext:value-type="float">
            <text:p>6957083282907</text:p>
          </table:table-cell>
          <table:table-cell table:formula="of:=ROUND([.B41]/[.$B$7];2)" office:value-type="float" office:value="695708328.29" calcext:value-type="float">
            <text:p>695708328.29</text:p>
          </table:table-cell>
        </table:table-row>
        <table:table-row table:style-name="ro1">
          <table:table-cell table:formula="of:=[.A41]+1" office:value-type="float" office:value="35" calcext:value-type="float">
            <text:p>35</text:p>
          </table:table-cell>
          <table:table-cell table:formula="of:=ROUND([.B41]*(100 +[.$B$4])/100)" office:value-type="float" office:value="1.26618915748902E+015" calcext:value-type="float">
            <text:p>1266189157489020</text:p>
          </table:table-cell>
          <table:table-cell table:formula="of:=[.B42]-[.B41]" office:value-type="float" office:value="570480829198351" calcext:value-type="float">
            <text:p>570480829198351</text:p>
          </table:table-cell>
          <table:table-cell table:formula="of:=[.B42] *[.$B$5] / 100" office:value-type="float" office:value="12661891574890.2" calcext:value-type="float">
            <text:p>12661891574890.2</text:p>
          </table:table-cell>
          <table:table-cell office:value-type="float" office:value="0" calcext:value-type="float">
            <text:p>0.00E+000</text:p>
          </table:table-cell>
          <table:table-cell table:formula="of:=[.F41]+[.E42]" office:value-type="float" office:value="2400000" calcext:value-type="float">
            <text:p>2400000</text:p>
          </table:table-cell>
          <table:table-cell table:formula="of:=[.D42]-[.E42]" office:value-type="float" office:value="12661891574890.2" calcext:value-type="float">
            <text:p>12661891574890</text:p>
          </table:table-cell>
          <table:table-cell table:formula="of:=ROUND([.B42]/[.$B$7];2)" office:value-type="float" office:value="1266189157.49" calcext:value-type="float">
            <text:p>1266189157.49</text:p>
          </table:table-cell>
        </table:table-row>
        <table:table-row table:style-name="ro1">
          <table:table-cell table:formula="of:=[.A42]+1" office:value-type="float" office:value="36" calcext:value-type="float">
            <text:p>36</text:p>
          </table:table-cell>
          <table:table-cell table:formula="of:=ROUND([.B42]*(100 +[.$B$4])/100)" office:value-type="float" office:value="2.30446426663002E+015" calcext:value-type="float">
            <text:p>2304464266630020</text:p>
          </table:table-cell>
          <table:table-cell table:formula="of:=[.B43]-[.B42]" office:value-type="float" office:value="1.038275109141E+015" calcext:value-type="float">
            <text:p>1038275109141000</text:p>
          </table:table-cell>
          <table:table-cell table:formula="of:=[.B43] *[.$B$5] / 100" office:value-type="float" office:value="23044642666300.2" calcext:value-type="float">
            <text:p>23044642666300.2</text:p>
          </table:table-cell>
          <table:table-cell office:value-type="float" office:value="0" calcext:value-type="float">
            <text:p>0.00E+000</text:p>
          </table:table-cell>
          <table:table-cell table:formula="of:=[.F42]+[.E43]" office:value-type="float" office:value="2400000" calcext:value-type="float">
            <text:p>2400000</text:p>
          </table:table-cell>
          <table:table-cell table:formula="of:=[.D43]-[.E43]" office:value-type="float" office:value="126462195.65" calcext:value-type="float">
            <text:p>126462196</text:p>
          </table:table-cell>
          <table:table-cell table:formula="of:=ROUND([.B43]/[.$B$7];2)" office:value-type="float" office:value="12646.22" calcext:value-type="float">
            <text:p>12646.22</text:p>
          </table:table-cell>
        </table:table-row>
        <table:table-row table:style-name="ro1">
          <table:table-cell table:formula="of:=[.A43]+1" office:value-type="float" office:value="37" calcext:value-type="float">
            <text:p>37</text:p>
          </table:table-cell>
          <table:table-cell table:formula="of:=ROUND([.B43]*(100 +[.$B$4])/100)" office:value-type="float" office:value="4.19412496526664E+015" calcext:value-type="float">
            <text:p>4194124965266640</text:p>
          </table:table-cell>
          <table:table-cell table:formula="of:=[.B44]-[.B43]" office:value-type="float" office:value="1.88966069863662E+015" calcext:value-type="float">
            <text:p>1889660698636620</text:p>
          </table:table-cell>
          <table:table-cell table:formula="of:=[.B44] *[.$B$5] / 100" office:value-type="float" office:value="41941249652666.4" calcext:value-type="float">
            <text:p>41941249652666.4</text:p>
          </table:table-cell>
          <table:table-cell office:value-type="float" office:value="0" calcext:value-type="float">
            <text:p>0.00E+000</text:p>
          </table:table-cell>
          <table:table-cell table:formula="of:=[.F43]+[.E44]" office:value-type="float" office:value="2400000" calcext:value-type="float">
            <text:p>2400000</text:p>
          </table:table-cell>
          <table:table-cell table:formula="of:=[.D44]-[.E44]" office:value-type="float" office:value="164400854.35" calcext:value-type="float">
            <text:p>164400854</text:p>
          </table:table-cell>
          <table:table-cell table:formula="of:=ROUND([.B44]/[.$B$7];2)" office:value-type="float" office:value="16440.09" calcext:value-type="float">
            <text:p>16440.09</text:p>
          </table:table-cell>
        </table:table-row>
        <table:table-row table:style-name="ro1">
          <table:table-cell table:formula="of:=[.A44]+1" office:value-type="float" office:value="38" calcext:value-type="float">
            <text:p>38</text:p>
          </table:table-cell>
          <table:table-cell table:formula="of:=ROUND([.B44]*(100 +[.$B$4])/100)" office:value-type="float" office:value="7.63330743678529E+015" calcext:value-type="float">
            <text:p>7633307436785290</text:p>
          </table:table-cell>
          <table:table-cell table:formula="of:=[.B45]-[.B44]" office:value-type="float" office:value="3.43918247151865E+015" calcext:value-type="float">
            <text:p>3439182471518650</text:p>
          </table:table-cell>
          <table:table-cell table:formula="of:=[.B45] *[.$B$5] / 100" office:value-type="float" office:value="76333074367852.9" calcext:value-type="float">
            <text:p>76333074367852.9</text:p>
          </table:table-cell>
          <table:table-cell office:value-type="float" office:value="0" calcext:value-type="float">
            <text:p>0.00E+000</text:p>
          </table:table-cell>
          <table:table-cell table:formula="of:=[.F44]+[.E45]" office:value-type="float" office:value="2400000" calcext:value-type="float">
            <text:p>2400000</text:p>
          </table:table-cell>
          <table:table-cell table:formula="of:=[.D45]-[.E45]" office:value-type="float" office:value="213721110.66" calcext:value-type="float">
            <text:p>213721111</text:p>
          </table:table-cell>
          <table:table-cell table:formula="of:=ROUND([.B45]/[.$B$7];2)" office:value-type="float" office:value="21372.11" calcext:value-type="float">
            <text:p>21372.11</text:p>
          </table:table-cell>
        </table:table-row>
        <table:table-row table:style-name="ro1">
          <table:table-cell table:formula="of:=[.A45]+1" office:value-type="float" office:value="39" calcext:value-type="float">
            <text:p>39</text:p>
          </table:table-cell>
          <table:table-cell table:formula="of:=ROUND([.B45]*(100 +[.$B$4])/100)" office:value-type="float" office:value="1.38926195349492E+016" calcext:value-type="float">
            <text:p>13892619534949200</text:p>
          </table:table-cell>
          <table:table-cell table:formula="of:=[.B46]-[.B45]" office:value-type="float" office:value="6.25931209816394E+015" calcext:value-type="float">
            <text:p>6259312098163940</text:p>
          </table:table-cell>
          <table:table-cell table:formula="of:=[.B46] *[.$B$5] / 100" office:value-type="float" office:value="138926195349492" calcext:value-type="float">
            <text:p>138926195349492</text:p>
          </table:table-cell>
          <table:table-cell office:value-type="float" office:value="0" calcext:value-type="float">
            <text:p>0.00E+000</text:p>
          </table:table-cell>
          <table:table-cell table:formula="of:=[.F45]+[.E46]" office:value-type="float" office:value="2400000" calcext:value-type="float">
            <text:p>2400000</text:p>
          </table:table-cell>
          <table:table-cell table:formula="of:=[.D46]-[.E46]" office:value-type="float" office:value="277837443.86" calcext:value-type="float">
            <text:p>277837444</text:p>
          </table:table-cell>
          <table:table-cell table:formula="of:=ROUND([.B46]/[.$B$7];2)" office:value-type="float" office:value="27783.74" calcext:value-type="float">
            <text:p>27783.74</text:p>
          </table:table-cell>
        </table:table-row>
        <table:table-row table:style-name="ro1">
          <table:table-cell table:formula="of:=[.A46]+1" office:value-type="float" office:value="40" calcext:value-type="float">
            <text:p>40</text:p>
          </table:table-cell>
          <table:table-cell table:formula="of:=ROUND([.B46]*(100 +[.$B$4])/100)" office:value-type="float" office:value="2.52845675536076E+016" calcext:value-type="float">
            <text:p>25284567553607600</text:p>
          </table:table-cell>
          <table:table-cell table:formula="of:=[.B47]-[.B46]" office:value-type="float" office:value="1.13919480186584E+016" calcext:value-type="float">
            <text:p>11391948018658400</text:p>
          </table:table-cell>
          <table:table-cell table:formula="of:=[.B47] *[.$B$5] / 100" office:value-type="float" office:value="252845675536076" calcext:value-type="float">
            <text:p>252845675536076</text:p>
          </table:table-cell>
          <table:table-cell office:value-type="float" office:value="0" calcext:value-type="float">
            <text:p>0.00E+000</text:p>
          </table:table-cell>
          <table:table-cell table:formula="of:=[.F46]+[.E47]" office:value-type="float" office:value="2400000" calcext:value-type="float">
            <text:p>2400000</text:p>
          </table:table-cell>
          <table:table-cell table:formula="of:=[.D47]-[.E47]" office:value-type="float" office:value="361188677.02" calcext:value-type="float">
            <text:p>361188677</text:p>
          </table:table-cell>
          <table:table-cell table:formula="of:=ROUND([.B47]/[.$B$7];2)" office:value-type="float" office:value="36118.87" calcext:value-type="float">
            <text:p>36118.87</text:p>
          </table:table-cell>
        </table:table-row>
        <table:table-row table:style-name="ro1" table:number-rows-repeated="5">
          <table:table-cell table:number-columns-repeated="4"/>
          <table:table-cell table:style-name="Default"/>
          <table:table-cell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1">00/00/0000</text:date>, <text:time style:data-style-name="N2" text:time-value="0000-00-00T00:00:01.6663392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9-11-21T17:34:56.484801266</meta:creation-date>
    <dc:date>2020-01-01T19:03:10.762584877</dc:date>
    <dc:creator>root </dc:creator>
    <meta:editing-duration>PT1H14M57S</meta:editing-duration>
    <meta:editing-cycles>19</meta:editing-cycles>
    <meta:generator>LibreOffice/4.1.3.2$Linux_x86 LibreOffice_project/410$Build-2</meta:generator>
    <meta:document-statistic meta:table-count="1" meta:cell-count="3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697cm" svg:y="4.201cm" style:legend-expansion="high" chart:style-name="ch2"/>
        <chart:plot-area chart:style-name="ch3" table:cell-range-address="Sheet1.G6:Sheet1.G27" chart:data-source-has-labels="row" svg:x="0.77cm" svg:y="0.855cm" svg:width="11.288cm" svg:height="7.545cm">
          <chartooo:coordinate-region svg:x="2.873cm" svg:y="1.055cm" svg:width="8.998cm" svg:height="7.14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G7:Sheet1.G27" chart:label-cell-address="Sheet1.G6:Sheet1.G6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 cashflow</text:p>
                <draw:g>
                  <svg:desc>Sheet1.G6:Sheet1.G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10000">
                <text:p>-110000</text:p>
                <draw:g>
                  <svg:desc>Sheet1.G7:Sheet1.G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01800">
                <text:p>-1018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6876">
                <text:p>-868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9714.32">
                <text:p>-59714.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0280.06">
                <text:p>-10280.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690.29">
                <text:p>7969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436.33">
                <text:p>243436.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1454.12">
                <text:p>541454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83846.5">
                <text:p>1083846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71000.63">
                <text:p>2071000.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67621.15">
                <text:p>3867621.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137470.49">
                <text:p>7137470.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88596.29">
                <text:p>13088596.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19645.25">
                <text:p>23919645.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632154.36">
                <text:p>43632154.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508920.94">
                <text:p>79508920.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4804636.11">
                <text:p>144804636.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3642837.72">
                <text:p>263642837.7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9928364.65">
                <text:p>479928364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73568023.66">
                <text:p>873568023.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90112203.06">
                <text:p>1590112203.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 LibreOffice_project/4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